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022cm" svg:height="2.299cm" draw:transform="rotate (-1.55299396842455) translate (5.13984755760311cm 6.0261990367587cm)" svg:viewBox="0 0 1023 2300" svg:d="M1022 2193c-57-185-105-406-149-765-45-359-69-915-62-1059 8-144-858-643-809-169 50 474 94 721 148 1184 55 464 37 452 77 737 41 286 824 167 795 72z">
          <text:p/>
        </draw:path>
        <draw:path draw:style-name="gr1" draw:text-style-name="P1" draw:layer="layout" svg:width="0.903cm" svg:height="0.661cm" draw:transform="rotate (-2.15757602131539) translate (5.3868244404367cm 6.1846151038323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3.5359911071034cm 6.430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1.022cm" svg:height="2.299cm" draw:transform="rotate (-1.55281943549936) translate (5.299818250815cm 4.6936711757722cm)" svg:viewBox="0 0 1023 2300" svg:d="M1022 2194c-58-186-105-407-150-766-44-359-68-915-61-1058 8-145-858-644-809-170 50 474 94 721 148 1184 55 464 37 452 77 737 41 286 824 167 795 73z">
          <text:p/>
        </draw:path>
        <draw:path draw:style-name="gr1" draw:text-style-name="P1" draw:layer="layout" svg:width="0.902cm" svg:height="0.661cm" draw:transform="rotate (-2.15687788961459) translate (5.546624478732cm 4.851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6957911453987cm 5.097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6.094cm" svg:height="4.197cm" draw:transform="skewX (-0.000349065850398864) rotate (-1.55299396842455) translate (7.03422860925283cm 2.39172605432761cm)" svg:viewBox="0 0 6095 4198" svg:d="M44 1509c-271 1173 753 2075 2023 2036 1270-42 2454 236 3044 511 591 274 1003 125 983-229-21-353-50-909-35-1476 14-566-18-1712-718-2320-178-155-667 309-489 462 819 588 227 1981 565 2962 67 194-161 94-216 60-1390-731-2583-513-3458-599-874-87-1207-529-938-955 97-154-723-619-761-452z">
          <text:p/>
        </draw:path>
        <draw:path draw:style-name="gr1" draw:text-style-name="P1" draw:layer="layout" svg:width="0.902cm" svg:height="0.661cm" draw:transform="rotate (-2.15687788961459) translate (7.42662447873229cm 7.239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cm" draw:transform="skewX (0.00122173047639605) rotate (-2.15652882376419) translate (5.785706971542cm 2.6143621593124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27:03.745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